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'Courier New', Courier, monospace"/>
    <style:font-face style:name="Georgia1" svg:font-family="Georgia, 'Times New Roman', serif"/>
    <style:font-face style:name="Gerogia" svg:font-family="Gerogia"/>
    <style:font-face style:name="Lohit Devanagari1" svg:font-family="'Lohit Devanagari'"/>
    <style:font-face style:name="Open Sans" svg:font-family="'Open Sans', Helvetica, Arial, Verdana, sans-serif"/>
    <style:font-face style:name="Times New Roman" svg:font-family="'Times New Roman', Times, serif"/>
    <style:font-face style:name="Verdana" svg:font-family="Verdana, Arial, Helvetica, sans-serif"/>
    <style:font-face style:name="Georgia" svg:font-family="Georgia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211751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rogia" fo:font-size="11pt" fo:letter-spacing="normal" fo:font-style="normal" fo:font-weight="normal" officeooo:paragraph-rsid="00211751" style:font-size-asian="11pt" style:font-size-complex="11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4070a" style:font-name="Verdana" fo:font-size="13pt" fo:letter-spacing="normal" fo:font-style="normal" style:text-underline-style="solid" style:text-underline-width="auto" style:text-underline-color="font-color" fo:font-weight="normal" officeooo:paragraph-rsid="00211751" style:font-size-asian="13pt" style:font-size-complex="13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c7ef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11751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c7ef"/>
    </style:style>
    <style:style style:name="P8" style:family="paragraph" style:parent-style-name="Standard" style:list-style-name="L2">
      <style:paragraph-properties fo:margin-left="0cm" fo:margin-right="0cm" fo:orphans="2" fo:widows="2" fo:text-indent="0cm" style:auto-text-indent="false"/>
      <style:text-properties officeooo:paragraph-rsid="001fc7ef"/>
    </style:style>
    <style:style style:name="P9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94070a" style:font-name="Georgia1" fo:font-size="14.2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83838" style:font-name="Georgia1" fo:font-size="14.25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83838" style:font-name="Georgia1" fo:font-size="14.25pt" fo:letter-spacing="normal" fo:font-style="normal" fo:font-weight="normal" officeooo:paragraph-rsid="001fc7e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1" fo:font-size="14.25pt" fo:letter-spacing="normal" fo:font-style="normal" fo:font-weight="normal" officeooo:paragraph-rsid="001fc7ef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ndale Mono" fo:font-size="12pt" fo:letter-spacing="normal" fo:font-style="normal" fo:font-weight="normal" officeooo:paragraph-rsid="001fc7ef" style:font-size-asian="12pt" style:font-size-complex="12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790029" style:font-name="Andale Mono" fo:font-size="14.25pt" fo:letter-spacing="normal" fo:font-style="normal" fo:font-weight="normal" officeooo:paragraph-rsid="001fc7ef" style:font-size-asian="12pt" style:font-size-complex="12pt"/>
    </style:style>
    <style:style style:name="P15" style:family="paragraph" style:parent-style-name="Text_20_body" style:list-style-name="L3">
      <style:paragraph-properties fo:orphans="2" fo:widows="2"/>
      <style:text-properties officeooo:paragraph-rsid="00211751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211751" style:font-size-asian="12pt" style:font-size-complex="12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233999" style:font-size-asian="12pt" style:font-size-complex="12pt"/>
    </style:style>
    <style:style style:name="T1" style:family="text">
      <style:text-properties style:font-name="Georgia1" fo:font-size="14.25pt" fo:font-style="normal" fo:font-weight="normal"/>
    </style:style>
    <style:style style:name="T2" style:family="text">
      <style:text-properties style:font-name="Georgia1" fo:font-size="14.25pt" fo:font-style="normal" fo:font-weight="normal" officeooo:rsid="001fc7ef"/>
    </style:style>
    <style:style style:name="T3" style:family="text">
      <style:text-properties style:font-name="Georgia1" fo:font-size="14.25pt" fo:font-style="normal" style:text-underline-style="solid" style:text-underline-width="auto" style:text-underline-color="font-color" fo:font-weight="normal"/>
    </style:style>
    <style:style style:name="T4" style:family="text">
      <style:text-properties style:font-name="Georgia1" fo:font-style="normal" fo:font-weight="normal"/>
    </style:style>
    <style:style style:name="T5" style:family="text">
      <style:text-properties style:font-name="Georgia1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790029" style:font-name="Andale Mono" fo:font-size="14.2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790029" style:font-name="Times New Roman" fo:font-size="14.25pt" fo:letter-spacing="normal" fo:font-style="italic" fo:font-weight="normal" style:font-size-asian="12pt" style:font-size-complex="12pt"/>
    </style:style>
    <style:style style:name="T8" style:family="text">
      <style:text-properties fo:font-variant="normal" fo:text-transform="none" fo:color="#790029" style:font-name="Times New Roman" fo:font-size="14.25pt" fo:letter-spacing="normal" fo:font-style="italic" fo:font-weight="normal" officeooo:rsid="001fc7ef" style:font-size-asian="12pt" style:font-size-complex="12pt"/>
    </style:style>
    <style:style style:name="T9" style:family="text">
      <style:text-properties fo:font-variant="normal" fo:text-transform="none" fo:color="#000000" style:font-name="Andale Mono" fo:font-size="14.25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ndale Mono" fo:font-size="14.25pt" fo:letter-spacing="normal" fo:font-style="normal" fo:font-weight="normal" officeooo:rsid="001fc7ef" style:font-size-asian="12pt" style:font-size-complex="12pt"/>
    </style:style>
    <style:style style:name="T11" style:family="text">
      <style:text-properties fo:font-variant="normal" fo:text-transform="none" fo:color="#000000" style:font-name="Georgia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Georgia1" fo:font-size="12pt" fo:letter-spacing="normal" fo:font-style="normal" fo:font-weight="normal" officeooo:rsid="001fc7ef" style:font-size-asian="12pt" style:font-size-complex="12pt"/>
    </style:style>
    <style:style style:name="T13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ize-complex="12pt"/>
    </style:style>
    <style:style style:name="T14" style:family="text">
      <style:text-properties fo:font-style="italic"/>
    </style:style>
    <style:style style:name="T15" style:family="text">
      <style:text-properties officeooo:rsid="00229779"/>
    </style:style>
    <style:style style:name="T16" style:family="text">
      <style:text-properties style:font-name="Open Sans"/>
    </style:style>
    <style:style style:name="T17" style:family="text">
      <style:text-properties style:font-name="Open Sans" fo:font-size="11pt" style:font-size-asian="11pt" style:font-size-complex="11pt"/>
    </style:style>
    <style:style style:name="T18" style:family="text">
      <style:text-properties fo:color="#ce181e" style:font-name="Open Sans" fo:font-size="15pt" style:text-underline-style="solid" style:text-underline-width="auto" style:text-underline-color="font-color" officeooo:rsid="001997d0" style:font-size-asian="15pt" style:font-size-complex="15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0026932" text:style-name="L1">
        <text:list-item>
          <text:p text:style-name="P9">pid_t wait(int *status);</text:p>
        </text:list-item>
      </text:list>
      <text:p text:style-name="P10"/>
      <text:p text:style-name="P7"><text:span text:style-name="T1">But there are 2 different ways by which a child process can exit<text:line-break/> 1) </text:span><text:span text:style-name="T3">Normal Termination</text:span><text:span text:style-name="T1"><text:line-break/> <text:s/><text:tab/></text:span></text:p>
      <text:p text:style-name="P12">-This happens when the child process calls exit() or return<text:line-break/> </text:p>
      <text:p text:style-name="P7"><text:span text:style-name="T1">2) </text:span><text:span text:style-name="T3">Abnormal termination</text:span><text:span text:style-name="T1"><text:line-break/><text:tab/> </text:span></text:p>
      <text:p text:style-name="P12">-this happens when the child process is terminated by by an </text:p>
      <text:p text:style-name="P7"><text:span text:style-name="T2">signal.</text:span><text:span text:style-name="T1"><text:line-break/> *when child calls abort system call , it will be killed ny ABORT signal no 6.<text:line-break/> *when child tries to divide a number by 0 , it will be killed by signal no 8.</text:span></text:p>
      <text:p text:style-name="P11"/>
      <text:list xml:id="list2080322313" text:style-name="L2">
        <text:list-item>
          <text:p text:style-name="P8"><text:span text:style-name="T6">pid_t waitpid(pid_t </text:span><text:span text:style-name="T7">pid</text:span><text:span text:style-name="T6">, int *</text:span><text:span text:style-name="T8">status</text:span><text:span text:style-name="T6">, int </text:span><text:span text:style-name="T7">options</text:span><text:span text:style-name="T6">);</text:span></text:p>
        </text:list-item>
      </text:list>
      <text:p text:style-name="P14"/>
      <text:p text:style-name="P5"><text:span text:style-name="T9"><text:s/></text:span><text:span text:style-name="T10">B</text:span><text:span text:style-name="T11">ut the status obtained by the waitpid system call doesnt give an idea about whether the<text:line-break/> child process terminated normally or abnormally<text:line-break/> to find it out we can use these 2 macros defined in &lt;sys/wait.h&gt; and </text:span><text:span text:style-name="T12">&lt;</text:span><text:span text:style-name="T11">stdlib.h&gt;<text:line-break/> if the process has terminated nomrally we can find out the exit status </text:span><text:span text:style-name="T12">u</text:span><text:span text:style-name="T11">sing these macros<text:line-break/> -if the process had terminated abnormally by an Signal then we can find out the Signal<text:line-break/> number of the signal which killed the child process</text:span></text:p>
      <text:p text:style-name="P1"><text:s/><text:span text:style-name="T4">the status obtained by wait system call has to be passed as an argement to these macros<text:line-break/> these macros are</text:span></text:p>
      <text:p text:style-name="P1"><text:s/><text:span text:style-name="T4">1)</text:span><text:span text:style-name="T5">WIFEXITED(status)</text:span><text:span text:style-name="T4"><text:line-break/>Description:<text:line-break/>Returns True if status was returned for a child that terminated normally. In this case, we can<text:line-break/>execute WEXITSTATUS(status) to fetch the value that the child passed to exit, _exit,or _Exit.</text:span></text:p>
      <text:p text:style-name="P1"><text:s/><text:span text:style-name="T4">2)</text:span><text:span text:style-name="T5">WIFSIGNALED(status)</text:span><text:span text:style-name="T4"><text:line-break/>Returns True if status was returned for a child that terminated abnormally, by receipt of a signal<text:line-break/>that it didn’t catch. In this case, we can execute WTERMSIG(status)</text:span></text:p>
      <text:p text:style-name="P13"><text:soft-page-break/></text:p>
      <text:p text:style-name="P4">The differences between <text:span text:style-name="T15">wait() and waitpid()</text:span> functions are as follows.</text:p>
      <text:list xml:id="list374754886" text:style-name="L3">
        <text:list-item>
          <text:p text:style-name="P15"><text:span text:style-name="T13">The </text:span><text:span text:style-name="Teletype"><text:span text:style-name="T13">wait </text:span></text:span><text:span text:style-name="T13">function can block the caller until a child process terminates, whereas </text:span><text:span text:style-name="Teletype"><text:span text:style-name="T13">waitpid </text:span></text:span><text:span text:style-name="T13">has an option that prevents it from blocking.</text:span></text:p>
        </text:list-item>
        <text:list-item>
          <text:p text:style-name="P15"><text:span text:style-name="T13">The </text:span><text:span text:style-name="Teletype"><text:span text:style-name="T13">waitpid </text:span></text:span><text:span text:style-name="T13">function doesn't wait for the child that terminates first; it has a number of options that control which process it waits for.</text:span></text:p>
        </text:list-item>
      </text:list>
      <text:p text:style-name="P6"><text:span text:style-name="T13">If a child has already terminated and is a zombie, </text:span><text:span text:style-name="Teletype"><text:span text:style-name="T13">wait </text:span></text:span><text:span text:style-name="T13">returns immediately with that child's status. Otherwise, it blocks the caller until a child terminates. </text:span></text:p>
      <text:p text:style-name="P6"><text:span text:style-name="T13">If the caller blocks and has multiple children, </text:span><text:span text:style-name="Teletype"><text:span text:style-name="T13">wait </text:span></text:span><text:span text:style-name="T13">returns when one terminates. We can always tell which child terminated, because the process ID is returned by the function.</text:span></text:p>
      <text:p text:style-name="P2"><text:bookmark text:name="idd1e55025"/><text:bookmark text:name="idd1e55020"/><text:bookmark text:name="idd1e55015"/><text:bookmark text:name="idd1e55010"/><text:bookmark text:name="idd1e55005"/><text:bookmark text:name="idd1e55000"/><text:bookmark text:name="idd1e54995"/><text:bookmark text:name="idd1e54990"/><text:bookmark text:name="idd1e54982"/><text:bookmark text:name="idd1e54977"/><text:bookmark text:name="idd1e54972"/><text:bookmark text:name="idd1e54985"/><text:bookmark text:name="idd1e55030"/>For both functions, the argument <text:span text:style-name="T15">status</text:span><text:span text:style-name="T14"> </text:span>is a pointer to an integer. If this argument is not a null pointer, the termination status of the terminated process is stored in the location pointed to by the argument. If we don't care about the termination status, we simply pass a null pointer as this argument.</text:p>
      <text:p text:style-name="P3"/>
      <text:p text:style-name="P2"><text:s text:c="7"/>The wait() system call suspends execution of the calling process <text:s/>until</text:p>
      <text:p text:style-name="P2"><text:s text:c="7"/>one <text:s/>of its children terminates. <text:s/>The call wait(&amp;wstatus) is equivalent</text:p>
      <text:p text:style-name="P2"><text:s text:c="7"/>to:</text:p>
      <text:p text:style-name="P2"><text:s text:c="11"/>waitpid(-1, &amp;wstatus, 0);</text:p>
      <text:p text:style-name="P2"><text:s text:c="7"/>The waitpid() system call suspends execution <text:s/>of <text:s/>the <text:s/>calling <text:s/>process</text:p>
      <text:p text:style-name="P2"><text:s text:c="7"/>until a child specified by pid argument has changed state. <text:s/>By default,</text:p>
      <text:p text:style-name="P2"><text:s text:c="7"/>waitpid() waits only for terminated children, but this behavior is mod‐</text:p>
      <text:p text:style-name="P2"><text:s text:c="7"/>ifiable via the options argument, as described below.</text:p>
      <text:p text:style-name="P2"><text:s/>The value of pid can be:</text:p>
      <text:p text:style-name="P2"/>
      <text:p text:style-name="P2"><text:s text:c="5"/><text:span text:style-name="T15">pid</text:span> <text:s/>&lt; -1 <text:s text:c="2"/>meaning <text:s/>wait <text:s/>for <text:s/>any <text:s/>child process whose process group ID is</text:p>
      <text:p text:style-name="P2"><text:s text:c="22"/>equal to the absolute value of pid.</text:p>
      <text:p text:style-name="P2"><text:s text:c="5"/><text:span text:style-name="T15">Pid =</text:span> <text:s/>-1 <text:s text:c="4"/>meaning wait for any child process.</text:p>
      <text:p text:style-name="P2"><text:s text:c="5"/><text:span text:style-name="T15">Pid =</text:span> <text:s/>0 <text:s text:c="5"/>meaning wait for any child process whose <text:s/>process <text:s/>group <text:s/>ID <text:s/><text:tab/><text:tab/> <text:s text:c="4"/>i<text:span text:style-name="T15">s</text:span> equal to that of the calling process.</text:p>
      <text:p text:style-name="P2"><text:s text:c="4"/><text:span text:style-name="T15">pid</text:span> <text:s/>&gt; 0 <text:s text:c="3"/>meaning <text:s/>wait <text:s/>for <text:s/>the <text:s/>child <text:s/>whose process ID is equal to the</text:p>
      <text:p text:style-name="P2"><text:s text:c="21"/>value of pid.</text:p>
      <text:p text:style-name="P2"/>
      <text:p text:style-name="P17"><text:soft-page-break/><text:span text:style-name="T18">Zombie Process:</text:span></text:p>
      <text:p text:style-name="P17"><text:span text:style-name="T16">A process which has finished the execution but still has entry in the process table to report to its parent process is known as a zombie process. A child process always first becomes a zombie before being removed from the process table. The parent process reads the exit status of the child process which reaps off the child process entry from the process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'Courier New', Courier, monospace"/>
    <style:font-face style:name="Georgia1" svg:font-family="Georgia, 'Times New Roman', serif"/>
    <style:font-face style:name="Gerogia" svg:font-family="Gerogia"/>
    <style:font-face style:name="Lohit Devanagari1" svg:font-family="'Lohit Devanagari'"/>
    <style:font-face style:name="Open Sans" svg:font-family="'Open Sans', Helvetica, Arial, Verdana, sans-serif"/>
    <style:font-face style:name="Times New Roman" svg:font-family="'Times New Roman', Times, serif"/>
    <style:font-face style:name="Verdana" svg:font-family="Verdana, Arial, Helvetica, sans-serif"/>
    <style:font-face style:name="Georgia" svg:font-family="Georgia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9:50:50.926654552</meta:creation-date>
    <dc:date>2018-01-28T20:36:59.700576839</dc:date>
    <meta:editing-duration>PT11M54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3" meta:paragraph-count="34" meta:word-count="621" meta:character-count="3765" meta:non-whitespace-character-count="2989"/>
  </office:meta>
</office:document-meta>
</file>